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I_DMM[Ohm]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yh_null</text:p>
          </table:table-cell>
          <table:table-cell table:number-columns-repeated="3"/>
          <table:table-cell office:value-type="string" calcext:value-type="string">
            <text:p>B_1</text:p>
          </table:table-cell>
          <table:table-cell office:value-type="string" calcext:value-type="string">
            <text:p>Fehler</text:p>
          </table:table-cell>
          <table:table-cell table:number-columns-repeated="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formula="of:=12.566370614*10^(-7)" office:value-type="float" office:value="0.0000012566370614" calcext:value-type="float">
            <text:p>1,2566370614E-006</text:p>
          </table:table-cell>
          <table:table-cell table:number-columns-repeated="3"/>
          <table:table-cell table:formula="of:=[.D11]*[.B11]*[.A11]" office:value-type="float" office:value="0.0163362817982" calcext:value-type="float">
            <text:p>0,0163362818</text:p>
          </table:table-cell>
          <table:table-cell table:formula="of:=[.D11]*[.C11]*[.A11]" office:value-type="float" office:value="0.000163362817982" calcext:value-type="float">
            <text:p>0,0001633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l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ystematischer Fehler</text:p>
          </table:table-cell>
          <table:table-cell office:value-type="string" calcext:value-type="string">
            <text:p>Neues d</text:p>
          </table:table-cell>
          <table:table-cell/>
          <table:table-cell office:value-type="string" calcext:value-type="string">
            <text:p>B_2</text:p>
          </table:table-cell>
          <table:table-cell office:value-type="string" calcext:value-type="string">
            <text:p>Fehler</text:p>
          </table:table-cell>
          <table:table-cell table:number-columns-repeated="5"/>
        </table:table-row>
        <table:table-row table:style-name="ro1">
          <table:table-cell table:formula="of:=103.3/1000" office:value-type="float" office:value="0.1033" calcext:value-type="float">
            <text:p>0,1033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102.6/1000" office:value-type="float" office:value="0.1026" calcext:value-type="float">
            <text:p>0,1026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7.9/1000" office:value-type="float" office:value="0.0079" calcext:value-type="float">
            <text:p>0,0079</text:p>
          </table:table-cell>
          <table:table-cell table:formula="of:=[.A13]-[.E13]" office:value-type="float" office:value="0.0954" calcext:value-type="float">
            <text:p>0,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ta_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Theta_2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64" calcext:value-type="float">
            <text:p>3,6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8]*[.E18]" office:value-type="float" office:value="0.364" calcext:value-type="float">
            <text:p>0,364</text:p>
          </table:table-cell>
          <table:table-cell table:formula="of:=SQRT([.J18]+[.K18])" office:value-type="float" office:value="0.0219313839052623" calcext:value-type="float">
            <text:p>0,0219313839</text:p>
          </table:table-cell>
          <table:table-cell/>
          <table:table-cell table:formula="of:=([.E18]*[.D18])^2" office:value-type="float" office:value="0.0004769856" calcext:value-type="float">
            <text:p>0,0004769856</text:p>
          </table:table-cell>
          <table:table-cell table:formula="of:=([.C18]*[.F18])^2" office:value-type="float" office:value="0.000004" calcext:value-type="float">
            <text:p>0,000004</text:p>
          </table:table-cell>
          <table:table-cell/>
          <table:table-cell table:formula="of:=[.$D$11]*[.A18]*[.$A$11]" office:value-type="float" office:value="0.0163362817982" calcext:value-type="float">
            <text:p>0,0163362818</text:p>
          </table:table-cell>
          <table:table-cell table:formula="of:=[.$D$11]*[.$A$11]*[.B18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78" calcext:value-type="float">
            <text:p>3,7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9]*[.E19]" office:value-type="float" office:value="0.378" calcext:value-type="float">
            <text:p>0,378</text:p>
          </table:table-cell>
          <table:table-cell table:formula="of:=SQRT([.J19]+[.K19])" office:value-type="float" office:value="0.0227680126493289" calcext:value-type="float">
            <text:p>0,0227680126</text:p>
          </table:table-cell>
          <table:table-cell/>
          <table:table-cell table:formula="of:=([.E19]*[.D19])^2" office:value-type="float" office:value="0.0005143824" calcext:value-type="float">
            <text:p>0,0005143824</text:p>
          </table:table-cell>
          <table:table-cell table:formula="of:=([.C19]*[.F19])^2" office:value-type="float" office:value="0.000004" calcext:value-type="float">
            <text:p>0,000004</text:p>
          </table:table-cell>
          <table:table-cell/>
          <table:table-cell table:formula="of:=[.$D$11]*[.A19]*[.$A$11]" office:value-type="float" office:value="0.01470265361838" calcext:value-type="float">
            <text:p>0,0147026536</text:p>
          </table:table-cell>
          <table:table-cell table:formula="of:=[.$D$11]*[.$A$11]*[.B19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98" calcext:value-type="float">
            <text:p>3,9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0]*[.E20]" office:value-type="float" office:value="0.398" calcext:value-type="float">
            <text:p>0,398</text:p>
          </table:table-cell>
          <table:table-cell table:formula="of:=SQRT([.J20]+[.K20])" office:value-type="float" office:value="0.023963605738703" calcext:value-type="float">
            <text:p>0,0239636057</text:p>
          </table:table-cell>
          <table:table-cell/>
          <table:table-cell table:formula="of:=([.E20]*[.D20])^2" office:value-type="float" office:value="0.0005702544" calcext:value-type="float">
            <text:p>0,0005702544</text:p>
          </table:table-cell>
          <table:table-cell table:formula="of:=([.C20]*[.F20])^2" office:value-type="float" office:value="0.000004" calcext:value-type="float">
            <text:p>0,000004</text:p>
          </table:table-cell>
          <table:table-cell/>
          <table:table-cell table:formula="of:=[.$D$11]*[.A20]*[.$A$11]" office:value-type="float" office:value="0.01306902543856" calcext:value-type="float">
            <text:p>0,0130690254</text:p>
          </table:table-cell>
          <table:table-cell table:formula="of:=[.$D$11]*[.$A$11]*[.B20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16" calcext:value-type="float">
            <text:p>4,1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1]*[.E21]" office:value-type="float" office:value="0.416" calcext:value-type="float">
            <text:p>0,416</text:p>
          </table:table-cell>
          <table:table-cell table:formula="of:=SQRT([.J21]+[.K21])" office:value-type="float" office:value="0.02504" calcext:value-type="float">
            <text:p>0,02504</text:p>
          </table:table-cell>
          <table:table-cell/>
          <table:table-cell table:formula="of:=([.E21]*[.D21])^2" office:value-type="float" office:value="0.0006230016" calcext:value-type="float">
            <text:p>0,0006230016</text:p>
          </table:table-cell>
          <table:table-cell table:formula="of:=([.C21]*[.F21])^2" office:value-type="float" office:value="0.000004" calcext:value-type="float">
            <text:p>0,000004</text:p>
          </table:table-cell>
          <table:table-cell/>
          <table:table-cell table:formula="of:=[.$D$11]*[.A21]*[.$A$11]" office:value-type="float" office:value="0.01143539725874" calcext:value-type="float">
            <text:p>0,0114353973</text:p>
          </table:table-cell>
          <table:table-cell table:formula="of:=[.$D$11]*[.$A$11]*[.B21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32" calcext:value-type="float">
            <text:p>4,3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2]*[.E22]" office:value-type="float" office:value="0.432" calcext:value-type="float">
            <text:p>0,432</text:p>
          </table:table-cell>
          <table:table-cell table:formula="of:=SQRT([.J22]+[.K22])" office:value-type="float" office:value="0.0259970459860346" calcext:value-type="float">
            <text:p>0,025997046</text:p>
          </table:table-cell>
          <table:table-cell/>
          <table:table-cell table:formula="of:=([.E22]*[.D22])^2" office:value-type="float" office:value="0.0006718464" calcext:value-type="float">
            <text:p>0,0006718464</text:p>
          </table:table-cell>
          <table:table-cell table:formula="of:=([.C22]*[.F22])^2" office:value-type="float" office:value="0.000004" calcext:value-type="float">
            <text:p>0,000004</text:p>
          </table:table-cell>
          <table:table-cell/>
          <table:table-cell table:formula="of:=[.$D$11]*[.A22]*[.$A$11]" office:value-type="float" office:value="0.00980176907892" calcext:value-type="float">
            <text:p>0,0098017691</text:p>
          </table:table-cell>
          <table:table-cell table:formula="of:=[.$D$11]*[.$A$11]*[.B22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52" calcext:value-type="float">
            <text:p>4,5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3]*[.E23]" office:value-type="float" office:value="0.452" calcext:value-type="float">
            <text:p>0,452</text:p>
          </table:table-cell>
          <table:table-cell table:formula="of:=SQRT([.J23]+[.K23])" office:value-type="float" office:value="0.027193646316741" calcext:value-type="float">
            <text:p>0,0271936463</text:p>
          </table:table-cell>
          <table:table-cell/>
          <table:table-cell table:formula="of:=([.E23]*[.D23])^2" office:value-type="float" office:value="0.0007354944" calcext:value-type="float">
            <text:p>0,0007354944</text:p>
          </table:table-cell>
          <table:table-cell table:formula="of:=([.C23]*[.F23])^2" office:value-type="float" office:value="0.000004" calcext:value-type="float">
            <text:p>0,000004</text:p>
          </table:table-cell>
          <table:table-cell/>
          <table:table-cell table:formula="of:=[.$D$11]*[.A23]*[.$A$11]" office:value-type="float" office:value="0.0081681408991" calcext:value-type="float">
            <text:p>0,0081681409</text:p>
          </table:table-cell>
          <table:table-cell table:formula="of:=[.$D$11]*[.$A$11]*[.B23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7" calcext:value-type="float">
            <text:p>4,7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4]*[.E24]" office:value-type="float" office:value="0.47" calcext:value-type="float">
            <text:p>0,47</text:p>
          </table:table-cell>
          <table:table-cell table:formula="of:=SQRT([.J24]+[.K24])" office:value-type="float" office:value="0.0282708330262835" calcext:value-type="float">
            <text:p>0,028270833</text:p>
          </table:table-cell>
          <table:table-cell/>
          <table:table-cell table:formula="of:=([.E24]*[.D24])^2" office:value-type="float" office:value="0.00079524" calcext:value-type="float">
            <text:p>0,00079524</text:p>
          </table:table-cell>
          <table:table-cell table:formula="of:=([.C24]*[.F24])^2" office:value-type="float" office:value="0.000004" calcext:value-type="float">
            <text:p>0,000004</text:p>
          </table:table-cell>
          <table:table-cell/>
          <table:table-cell table:formula="of:=[.$D$11]*[.A24]*[.$A$11]" office:value-type="float" office:value="0.00653451271928" calcext:value-type="float">
            <text:p>0,0065345127</text:p>
          </table:table-cell>
          <table:table-cell table:formula="of:=[.$D$11]*[.$A$11]*[.B24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86" calcext:value-type="float">
            <text:p>4,8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5]*[.E25]" office:value-type="float" office:value="0.486" calcext:value-type="float">
            <text:p>0,486</text:p>
          </table:table-cell>
          <table:table-cell table:formula="of:=SQRT([.J25]+[.K25])" office:value-type="float" office:value="0.02922850663308" calcext:value-type="float">
            <text:p>0,0292285066</text:p>
          </table:table-cell>
          <table:table-cell/>
          <table:table-cell table:formula="of:=([.E25]*[.D25])^2" office:value-type="float" office:value="0.0008503056" calcext:value-type="float">
            <text:p>0,0008503056</text:p>
          </table:table-cell>
          <table:table-cell table:formula="of:=([.C25]*[.F25])^2" office:value-type="float" office:value="0.000004" calcext:value-type="float">
            <text:p>0,000004</text:p>
          </table:table-cell>
          <table:table-cell/>
          <table:table-cell table:formula="of:=[.$D$11]*[.A25]*[.$A$11]" office:value-type="float" office:value="0.00490088453946" calcext:value-type="float">
            <text:p>0,0049008845</text:p>
          </table:table-cell>
          <table:table-cell table:formula="of:=[.$D$11]*[.$A$11]*[.B25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06" calcext:value-type="float">
            <text:p>5,0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6]*[.E26]" office:value-type="float" office:value="0.506" calcext:value-type="float">
            <text:p>0,506</text:p>
          </table:table-cell>
          <table:table-cell table:formula="of:=SQRT([.J26]+[.K26])" office:value-type="float" office:value="0.0304258048373416" calcext:value-type="float">
            <text:p>0,0304258048</text:p>
          </table:table-cell>
          <table:table-cell/>
          <table:table-cell table:formula="of:=([.E26]*[.D26])^2" office:value-type="float" office:value="0.0009217296" calcext:value-type="float">
            <text:p>0,0009217296</text:p>
          </table:table-cell>
          <table:table-cell table:formula="of:=([.C26]*[.F26])^2" office:value-type="float" office:value="0.000004" calcext:value-type="float">
            <text:p>0,000004</text:p>
          </table:table-cell>
          <table:table-cell/>
          <table:table-cell table:formula="of:=[.$D$11]*[.A26]*[.$A$11]" office:value-type="float" office:value="0.00326725635964" calcext:value-type="float">
            <text:p>0,0032672564</text:p>
          </table:table-cell>
          <table:table-cell table:formula="of:=[.$D$11]*[.$A$11]*[.B26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2" calcext:value-type="float">
            <text:p>5,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7]*[.E27]" office:value-type="float" office:value="0.52" calcext:value-type="float">
            <text:p>0,52</text:p>
          </table:table-cell>
          <table:table-cell table:formula="of:=SQRT([.J27]+[.K27])" office:value-type="float" office:value="0.0312640368474706" calcext:value-type="float">
            <text:p>0,0312640368</text:p>
          </table:table-cell>
          <table:table-cell/>
          <table:table-cell table:formula="of:=([.E27]*[.D27])^2" office:value-type="float" office:value="0.00097344" calcext:value-type="float">
            <text:p>0,00097344</text:p>
          </table:table-cell>
          <table:table-cell table:formula="of:=([.C27]*[.F27])^2" office:value-type="float" office:value="0.000004" calcext:value-type="float">
            <text:p>0,000004</text:p>
          </table:table-cell>
          <table:table-cell/>
          <table:table-cell table:formula="of:=[.$D$11]*[.A27]*[.$A$11]" office:value-type="float" office:value="0.00163362817982" calcext:value-type="float">
            <text:p>0,0016336282</text:p>
          </table:table-cell>
          <table:table-cell table:formula="of:=[.$D$11]*[.$A$11]*[.B27]" office:value-type="float" office:value="0.000163362817982" calcext:value-type="float">
            <text:p>0,0001633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38" calcext:value-type="float">
            <text:p>5,3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8]*[.E28]" office:value-type="float" office:value="0.538" calcext:value-type="float">
            <text:p>0,538</text:p>
          </table:table-cell>
          <table:table-cell table:formula="of:=SQRT([.J28]+[.K28])" office:value-type="float" office:value="0.0323418985218864" calcext:value-type="float">
            <text:p>0,0323418985</text:p>
          </table:table-cell>
          <table:table-cell/>
          <table:table-cell table:formula="of:=([.E28]*[.D28])^2" office:value-type="float" office:value="0.0010419984" calcext:value-type="float">
            <text:p>0,0010419984</text:p>
          </table:table-cell>
          <table:table-cell table:formula="of:=([.C28]*[.F28])^2" office:value-type="float" office:value="0.000004" calcext:value-type="float">
            <text:p>0,000004</text:p>
          </table:table-cell>
          <table:table-cell/>
          <table:table-cell table:formula="of:=[.$D$11]*[.A28]*[.$A$11]" office:value-type="float" office:value="0" calcext:value-type="float">
            <text:p>0</text:p>
          </table:table-cell>
          <table:table-cell table:formula="of:=[.$D$11]*[.$A$11]*[.B28]" office:value-type="float" office:value="0.000163362817982" calcext:value-type="float">
            <text:p>0,000163362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sonde[myko meter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table:formula="of:=1.602176565*10^(-19)" office:value-type="float" office:value="1.602176565E-019" calcext:value-type="float">
            <text:p>1,602176565E-019</text:p>
          </table:table-cell>
          <table:table-cell table:formula="of:=2.2*10^(-8)" office:value-type="float" office:value="0.000000022" calcext:value-type="float">
            <text:p>0,000000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allkonstante</text:p>
          </table:table-cell>
          <table:table-cell office:value-type="string" calcext:value-type="string">
            <text:p>Fehler</text:p>
          </table:table-cell>
          <table:table-cell table:number-columns-repeated="12"/>
        </table:table-row>
        <table:table-row table:style-name="ro1">
          <table:table-cell table:formula="of:=([.G18]*[.$A$32])/([.$A$34]*[.M18])" office:value-type="float" office:value="557.042300837555" calcext:value-type="float">
            <text:p>557,0423008376</text:p>
          </table:table-cell>
          <table:table-cell/>
          <table:table-cell table:formula="of:=[.G18]/[.M18]" office:value-type="float" office:value="22.2816920335022" calcext:value-type="float">
            <text:p>22,2816920335</text:p>
          </table:table-cell>
          <table:table-cell table:number-columns-repeated="11"/>
        </table:table-row>
        <table:table-row table:style-name="ro1">
          <table:table-cell table:formula="of:=([.G19]*[.$A$32])/([.$A$34]*[.M19])" office:value-type="float" office:value="642.741116351025" calcext:value-type="float">
            <text:p>642,741116351</text:p>
          </table:table-cell>
          <table:table-cell/>
          <table:table-cell table:formula="of:=[.G19]/[.M19]" office:value-type="float" office:value="25.709644654041" calcext:value-type="float">
            <text:p>25,709644654</text:p>
          </table:table-cell>
          <table:table-cell table:number-columns-repeated="11"/>
        </table:table-row>
        <table:table-row table:style-name="ro1">
          <table:table-cell table:formula="of:=([.G20]*[.$A$32])/([.$A$34]*[.M20])" office:value-type="float" office:value="761.342155677703" calcext:value-type="float">
            <text:p>761,3421556777</text:p>
          </table:table-cell>
          <table:table-cell/>
          <table:table-cell table:formula="of:=[.G20]/[.M20]" office:value-type="float" office:value="30.4536862271081" calcext:value-type="float">
            <text:p>30,4536862271</text:p>
          </table:table-cell>
          <table:table-cell table:number-columns-repeated="11"/>
        </table:table-row>
        <table:table-row table:style-name="ro1">
          <table:table-cell table:formula="of:=([.G21]*[.$A$32])/([.$A$34]*[.M21])" office:value-type="float" office:value="909.456817693968" calcext:value-type="float">
            <text:p>909,456817694</text:p>
          </table:table-cell>
          <table:table-cell/>
          <table:table-cell table:formula="of:=[.G21]/[.M21]" office:value-type="float" office:value="36.3782727077587" calcext:value-type="float">
            <text:p>36,3782727078</text:p>
          </table:table-cell>
          <table:table-cell table:number-columns-repeated="11"/>
        </table:table-row>
        <table:table-row table:style-name="ro1">
          <table:table-cell table:formula="of:=([.G22]*[.$A$32])/([.$A$34]*[.M22])" office:value-type="float" office:value="1101.84191374461" calcext:value-type="float">
            <text:p>1101,8419137446</text:p>
          </table:table-cell>
          <table:table-cell/>
          <table:table-cell table:formula="of:=[.G22]/[.M22]" office:value-type="float" office:value="44.0736765497846" calcext:value-type="float">
            <text:p>44,0736765498</text:p>
          </table:table-cell>
          <table:table-cell table:number-columns-repeated="11"/>
        </table:table-row>
        <table:table-row table:style-name="ro1">
          <table:table-cell table:formula="of:=([.G23]*[.$A$32])/([.$A$34]*[.M23])" office:value-type="float" office:value="1383.42373614602" calcext:value-type="float">
            <text:p>1383,423736146</text:p>
          </table:table-cell>
          <table:table-cell/>
          <table:table-cell table:formula="of:=[.G23]/[.M23]" office:value-type="float" office:value="55.3369494458406" calcext:value-type="float">
            <text:p>55,3369494458</text:p>
          </table:table-cell>
          <table:table-cell table:number-columns-repeated="11"/>
        </table:table-row>
        <table:table-row table:style-name="ro1">
          <table:table-cell table:formula="of:=([.G24]*[.$A$32])/([.$A$34]*[.M24])" office:value-type="float" office:value="1798.14478979156" calcext:value-type="float">
            <text:p>1798,1447897916</text:p>
          </table:table-cell>
          <table:table-cell/>
          <table:table-cell table:formula="of:=[.G24]/[.M24]" office:value-type="float" office:value="71.9257915916623" calcext:value-type="float">
            <text:p>71,9257915917</text:p>
          </table:table-cell>
          <table:table-cell table:number-columns-repeated="11"/>
        </table:table-row>
        <table:table-row table:style-name="ro1">
          <table:table-cell table:formula="of:=([.G25]*[.$A$32])/([.$A$34]*[.M25])" office:value-type="float" office:value="2479.14430592538" calcext:value-type="float">
            <text:p>2479,1443059254</text:p>
          </table:table-cell>
          <table:table-cell/>
          <table:table-cell table:formula="of:=[.G25]/[.M25]" office:value-type="float" office:value="99.1657722370153" calcext:value-type="float">
            <text:p>99,165772237</text:p>
          </table:table-cell>
          <table:table-cell table:number-columns-repeated="11"/>
        </table:table-row>
        <table:table-row table:style-name="ro1">
          <table:table-cell table:formula="of:=([.G26]*[.$A$32])/([.$A$34]*[.M26])" office:value-type="float" office:value="3871.75005801927" calcext:value-type="float">
            <text:p>3871,7500580193</text:p>
          </table:table-cell>
          <table:table-cell/>
          <table:table-cell table:formula="of:=[.G26]/[.M26]" office:value-type="float" office:value="154.870002320771" calcext:value-type="float">
            <text:p>154,8700023208</text:p>
          </table:table-cell>
          <table:table-cell table:number-columns-repeated="11"/>
        </table:table-row>
        <table:table-row table:style-name="ro1">
          <table:table-cell table:formula="of:=([.G27]*[.$A$32])/([.$A$34]*[.M27])" office:value-type="float" office:value="7957.74715482222" calcext:value-type="float">
            <text:p>7957,7471548222</text:p>
          </table:table-cell>
          <table:table-cell/>
          <table:table-cell table:formula="of:=[.G27]/[.M27]" office:value-type="float" office:value="318.309886192889" calcext:value-type="float">
            <text:p>318,3098861929</text:p>
          </table:table-cell>
          <table:table-cell table:number-columns-repeated="11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style-name="ce2" office:value-type="string" calcext:value-type="string">
            <text:p>e)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 Magnetfeld</text:p>
          </table:table-cell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er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64" calcext:value-type="float">
            <text:p>3,6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2" calcext:value-type="float">
            <text:p>3,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82" calcext:value-type="float">
            <text:p>2,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46" calcext:value-type="float">
            <text:p>2,4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22" calcext:value-type="float">
            <text:p>2,2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7" calcext:value-type="float">
            <text:p>1,7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34" calcext:value-type="float">
            <text:p>1,3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94" calcext:value-type="float">
            <text:p>0,9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68" calcext:value-type="float">
            <text:p>0,68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Ohne Magnetfe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er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4" calcext:value-type="float">
            <text:p>5,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82" calcext:value-type="float">
            <text:p>4,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3" calcext:value-type="float">
            <text:p>4,3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76" calcext:value-type="float">
            <text:p>3,7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42" calcext:value-type="float">
            <text:p>3,4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66" calcext:value-type="float">
            <text:p>2,6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06" calcext:value-type="float">
            <text:p>2,0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52" calcext:value-type="float">
            <text:p>1,5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02" calcext:value-type="float">
            <text:p>1,0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style-name="ce3" office:value-type="string" calcext:value-type="string">
            <text:p>Die Spule fängt bei 0,14 an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sition 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 table:number-columns-repeated="8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4.98" calcext:value-type="float">
            <text:p>4,9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4.84" calcext:value-type="float">
            <text:p>4,8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4.66" calcext:value-type="float">
            <text:p>4,6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4.48" calcext:value-type="float">
            <text:p>4,4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4.22" calcext:value-type="float">
            <text:p>4,2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4.02" calcext:value-type="float">
            <text:p>4,0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3.86" calcext:value-type="float">
            <text:p>3,8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3.74" calcext:value-type="float">
            <text:p>3,7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3.68" calcext:value-type="float">
            <text:p>3,6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799999999999999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3.68" calcext:value-type="float">
            <text:p>3,68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699999999999999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3.76" calcext:value-type="float">
            <text:p>3,7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599999999999999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3.84" calcext:value-type="float">
            <text:p>3,8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499999999999999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4" calcext:value-type="float">
            <text:p>4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399999999999999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4.2" calcext:value-type="float">
            <text:p>4,2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299999999999999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4.46" calcext:value-type="float">
            <text:p>4,4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office:value-type="float" office:value="0.0199999999999999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4.66" calcext:value-type="float">
            <text:p>4,66</text:p>
          </table:table-cell>
          <table:table-cell table:formula="of:=[.$B$4]" office:value-type="float" office:value="0.02" calcext:value-type="float">
            <text:p>0,02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0[Oh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float" office:value="49.9" calcext:value-type="float">
            <text:p>49,9</text:p>
          </table:table-cell>
          <table:table-cell table:formula="of:=[.A109]/100" office:value-type="float" office:value="0.499" calcext:value-type="float">
            <text:p>0,499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1(R_1+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office:value-type="float" office:value="3.64" calcext:value-type="float">
            <text:p>3,6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_1/R_2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G[V]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table:formula="of:=0.1*3.64" office:value-type="float" office:value="0.364" calcext:value-type="float">
            <text:p>0,364</text:p>
          </table:table-cell>
          <table:table-cell/>
          <table:table-cell table:formula="of:=[.C111]*[.A115]" office:value-type="float" office:value="1.81636" calcext:value-type="float">
            <text:p>1,81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_H[Ohm]</text:p>
          </table:table-cell>
          <table:table-cell office:value-type="string" calcext:value-type="string">
            <text:p>Fehler</text:p>
          </table:table-cell>
          <table:table-cell table:number-columns-repeated="12"/>
        </table:table-row>
        <table:table-row table:style-name="ro1">
          <table:table-cell table:formula="of:=[.A109]*[.A113]" office:value-type="float" office:value="18.1636" calcext:value-type="float">
            <text:p>18,163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 style:data-style-name="N2" text:time-value="13:45:53.3161916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1T15:03:38.099053295</dc:date>
    <dc:creator>frederik </dc:creator>
    <meta:generator>LibreOffice/4.2.4.2$Linux_x86 LibreOffice_project/420m0$Build-2</meta:generator>
    <meta:editing-duration>PT1H16M42S</meta:editing-duration>
    <meta:editing-cycles>6</meta:editing-cycles>
    <meta:document-statistic meta:table-count="1" meta:cell-count="480" meta:object-count="0"/>
  </office:meta>
</office:document-meta>
</file>